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6"/>
    <style:style style:name="ce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1" calcext:value-type="float">
            <text:p>3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7])" office:value-type="float" office:value="258.23" calcext:value-type="float">
            <text:p>258.2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/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1:.C47])" office:value-type="float" office:value="91.33" calcext:value-type="float">
            <text:p>91.3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1:.C58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7" table:formula="of:=SUM([.C61:.C6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0:.C82])" office:value-type="float" office:value="132.6" calcext:value-type="float">
            <text:p>1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659.72" calcext:value-type="float">
            <text:p>659.72</text:p>
          </table:table-cell>
          <table:table-cell table:formula="of:=SUM([.D1:.D84])" office:value-type="float" office:value="659.72" calcext:value-type="float">
            <text:p>659.7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0])" office:value-type="float" office:value="-457.23" calcext:value-type="float">
            <text:p>-457.2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1])" office:value-type="float" office:value="202.49" calcext:value-type="float">
            <text:p>202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00-00-00</text:date>, <text:time style:data-style-name="N2" text:time-value="21:55:25.980614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21:57:32.642137905</dc:date>
    <meta:editing-duration>P1DT9H46M42S</meta:editing-duration>
    <meta:editing-cycles>207</meta:editing-cycles>
    <meta:generator>LibreOffice/6.0.7.3$Linux_X86_64 LibreOffice_project/00m0$Build-3</meta:generator>
    <meta:document-statistic meta:table-count="5" meta:cell-count="736" meta:object-count="0"/>
  </office:meta>
</office:document-meta>
</file>